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785cm" loext:decorative="false"/>
      <style:paragraph-properties style:writing-mode="lr-tb"/>
    </style:style>
    <style:style style:name="gr2" style:family="graphic" style:parent-style-name="text">
      <style:graphic-properties fo:min-height="26.076cm" loext:decorative="false"/>
      <style:paragraph-properties style:writing-mode="lr-tb"/>
    </style:style>
    <style:style style:name="gr3" style:family="graphic" style:parent-style-name="text">
      <style:graphic-properties fo:min-height="26.30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076cm" fo:line-height="100%" fo:text-indent="0cm"/>
    </style:style>
    <style:style style:name="P2" style:family="paragraph">
      <style:paragraph-properties fo:margin-left="0cm" fo:margin-right="0cm" fo:margin-top="0cm" fo:margin-bottom="0.127cm" fo:line-height="100%" fo:text-indent="0cm"/>
    </style:style>
    <style:style style:name="P3" style:family="paragraph">
      <style:paragraph-properties fo:margin-left="0cm" fo:margin-right="0cm" fo:margin-top="0cm" fo:margin-bottom="0.051cm" fo:line-height="100%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.051cm" fo:line-height="100%" fo:text-indent="0cm" style:text-autospace="none"/>
    </style:style>
    <style:style style:name="T1" style:family="text">
      <style:text-properties style:use-window-font-color="true" loext:opacity="0%" style:text-outline="false" style:text-line-through-style="none" style:text-line-through-type="none" fo:font-size="22pt" fo:letter-spacing="normal" fo:font-style="normal" fo:text-shadow="none" style:text-underline-style="none" fo:font-weight="bold" style:letter-kerning="true" style:font-name-asian="DejaVu Sans1" style:font-size-asian="21pt" style:font-style-asian="normal" style:font-weight-asian="bold" style:font-name-complex="DejaVu Sans1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name-asian="DejaVu Sans" style:font-size-asian="12pt" style:font-weight-asian="bold" style:font-name-complex="DejaVu Sans" style:font-size-complex="12pt" style:font-weight-complex="bold"/>
    </style:style>
    <style:style style:name="T10" style:family="text">
      <style:text-properties style:font-size-asian="12pt" style:font-size-complex="12pt"/>
    </style:style>
    <style:style style:name="T11" style:family="text">
      <style:text-properties fo:font-weight="normal" style:font-name-asian="DejaVu Sans" style:font-size-asian="12pt" style:font-weight-asian="normal" style:font-name-complex="DejaVu Sans" style:font-size-complex="12pt" style:font-weight-complex="normal"/>
    </style:style>
    <style:style style:name="T12" style:family="text">
      <style:text-properties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35cm" svg:x="2.032cm" svg:y="1.016cm">
          <draw:text-box>
            <text:p text:style-name="P1"><text:span text:style-name="T1">Joel Parker Henderson • Software Engineer</text:span></text:p>
            <text:p text:style-name="P2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5">SKILL HIGHLIGHTS</text:span><text:span text:style-name="T5"><text:line-break/></text:span><text:span text:style-name="T5"/></text:p>
            <text:p><text:span text:style-name="T5">Role Skills</text:span></text:p>
            <text:p><text:span text:style-name="T6">∘ </text:span><text:span text:style-name="T6">Leader: Principal technologist for strategic software initiatives, products, and programs.</text:span></text:p>
            <text:p><text:span text:style-name="T6">∘ </text:span><text:span text:style-name="T6">Programmer: Hands-on coder for agile product-led high-quality continuous delivery.</text:span></text:p>
            <text:p><text:span text:style-name="T6">∘ </text:span><text:span text:style-name="T6">Creator: 5 VC startups, 3 digital transformations, 6 guidebooks, 1MM OSS downloads.</text:span></text:p>
            <text:p><text:span text:style-name="T6"/></text:p>
            <text:p><text:span text:style-name="T5">Technology Skills</text:span></text:p>
            <text:p><text:span text:style-name="T6">∘ </text:span><text:span text:style-name="T6">Full-stack: Ruby on Rails, Elixir Phoenix, Rust Axum, Node Express, Python Django.</text:span></text:p>
            <text:p><text:span text:style-name="T6">∘ </text:span><text:span text:style-name="T6">Back-end: Unix, SQL, AWS, APIs, TDD, <text:s/>CI/CD, QA, DevOps, IaC, Terraform, Ansible.</text:span></text:p>
            <text:p><text:span text:style-name="T6">∘ </text:span><text:span text:style-name="T6">Front-end: HTML, CSS, BEM, JavaScript, iOS, Android, Adobe CC, UI/UX tools, UML.</text:span></text:p>
            <text:p><text:span text:style-name="T6"/></text:p>
            <text:p><text:span text:style-name="T5">Management Skills</text:span></text:p>
            <text:p><text:span text:style-name="T6">∘ </text:span><text:span text:style-name="T6">Product Management: PLG with SDLC built on ways of working with KPIs, ADRs, SQAs.</text:span></text:p>
            <text:p><text:span text:style-name="T6">∘ </text:span><text:span text:style-name="T6">Project Management: EPPM with agile, Kanban, Lean, Scrum, Kaizen, PRINCE2, CAST..</text:span></text:p>
            <text:p><text:span text:style-name="T6">∘ </text:span><text:span text:style-name="T6">Stakeholder Management: RACI involving users, partners, contractors, suppliers, VARs.</text:span><text:span text:style-name="T6"><text:line-break/></text:span><text:span text:style-name="T6"/></text:p>
            <text:p><text:span text:style-name="T7">EXPERIENCE HIGHLIGHTS</text:span><text:span text:style-name="T6"><text:line-break/></text:span><text:span text:style-name="T6"/></text:p>
            <text:p><text:span text:style-name="T5">SixArm Software Consulting </text:span><text:span text:style-name="T8">∘ 2006-Present</text:span></text:p>
            <text:p><text:span text:style-name="T8">∘</text:span><text:span text:style-name="T6"> </text:span><text:span text:style-name="T6">Developed $1MM+ business tools, 50MM downloads, 100MM MAUs, for CEOs &amp; CTOs</text:span></text:p>
            <text:p><text:span text:style-name="T8">∘</text:span><text:span text:style-name="T6"> </text:span><text:span text:style-name="T6">Hired and headed software engineering teams from 0 through launch and scale up.</text:span></text:p>
            <text:p><text:span text:style-name="T8">∘</text:span><text:span text:style-name="T6"> </text:span><text:span text:style-name="T6">Hands-on coded LOB web apps, consumer mobile apps, ETL data flows, product spikes.</text:span></text:p>
            <text:p><text:span text:style-name="T5"/></text:p>
            <text:p><text:span text:style-name="T5">CTO at Commissary Club </text:span><text:span text:style-name="T8">∘ </text:span><text:span text:style-name="T5">Y Combinator VC </text:span><text:span text:style-name="T9">∘ </text:span><text:span text:style-name="T7">2019–2021</text:span></text:p>
            <text:p><text:span text:style-name="T9">∘</text:span><text:span text:style-name="T10"> </text:span><text:span text:style-name="T10">Launched MVP for flagship social network from 0 to 100 MAUs, leading all tech aspects.</text:span></text:p>
            <text:p><text:span text:style-name="T9">∘</text:span><text:span text:style-name="T10"> </text:span><text:span text:style-name="T10">Led and coded the flagship platform, website, mobile app, APIs, hosting, from 0 to MVP.</text:span></text:p>
            <text:p><text:span text:style-name="T9">∘</text:span><text:span text:style-name="T10"> </text:span><text:span text:style-name="T10">Directed10 employees and consultants, lead developer, lead designer, lead analyst.</text:span></text:p>
            <text:p><text:span text:style-name="T10"/></text:p>
            <text:p><text:span text:style-name="T5">Technology Consultant to CTO at</text:span><text:span text:style-name="T8"> </text:span><text:span text:style-name="T5">Omniex Holdings </text:span><text:span text:style-name="T8">∘ Jump Capital VC ∘ 2018</text:span></text:p>
            <text:p><text:span text:style-name="T11">∘ </text:span><text:span text:style-name="T11">Led front-end team of 6, developing fintech blockchain product with React &amp; JavaScript.</text:span></text:p>
            <text:p><text:span text:style-name="T9">∘</text:span><text:span text:style-name="T10"> </text:span><text:span text:style-name="T10">Researched and coded next-gen product with Svelte, TypeScript, Node, from 0 to HiFi.</text:span></text:p>
            <text:p><text:span text:style-name="T8">∘</text:span><text:span text:style-name="T6"> </text:span><text:span text:style-name="T6">Advised CTO &amp; CEO on tech best practices, PPM/ WBS, hiring/</text:span><text:span text:style-name="T10">recruiting of 3 leads.</text:span></text:p>
            <text:p><text:span text:style-name="T5"/></text:p>
            <text:p><text:span text:style-name="T5">Principal Consultant at ThoughtWorks </text:span><text:span text:style-name="T9">∘</text:span><text:span text:style-name="T7"> 2016–2017</text:span></text:p>
            <text:p><text:span text:style-name="T9">∘</text:span><text:span text:style-name="T10"> </text:span><text:span text:style-name="T10">Grew most-advanced most-profitable team from 0 to 20 FTEs, using iOS and blockchain.</text:span></text:p>
            <text:p><text:span text:style-name="T9">∘</text:span><text:span text:style-name="T10"> </text:span><text:span text:style-name="T10">Coached $1MM+ engagement clients in Fortune 50 fintech, manufacturing, B2C goods.</text:span></text:p>
            <text:p><text:span text:style-name="T8">∘</text:span><text:span text:style-name="T6"> </text:span><text:span text:style-name="T6">Grew practices in agile, lean, IaC, devops, pops, EPPM, from 0 to 1000 GitHub stars.</text:span></text:p>
            <text:p><text:span text:style-name="T6"><text:line-break/></text:span><text:span text:style-name="T5">Lead Software Consultant at Boxbee </text:span><text:span text:style-name="T8">∘ 500 Startups VC ∘ 2013-2015</text:span></text:p>
            <text:p><text:span text:style-name="T8">∘</text:span><text:span text:style-name="T6"> </text:span><text:span text:style-name="T10">Led 5 FTE product team from pre-pitch mocks to winning Launch.com Best New Startup.</text:span></text:p>
            <text:p><text:span text:style-name="T8">∘</text:span><text:span text:style-name="T6"> </text:span><text:span text:style-name="T6">Led Rails and JavaScript practices, and coded </text:span><text:span text:style-name="T10">iOS Swift application from 0 to MVP.</text:span></text:p>
            <text:p><text:span text:style-name="T8">∘</text:span><text:span text:style-name="T12"> </text:span><text:span text:style-name="T12">Coached CEO and PM on MVP roadmap, engineering, architecture, and fundraising.</text:span></text:p>
            <text:p><text:span text:style-name="T5"/></text:p>
            <text:p><text:span text:style-name="T5">IS/IT Programmer at </text:span><text:span text:style-name="T8">University of California ∘ 2012-2013</text:span></text:p>
            <text:p><text:span text:style-name="T8">∘</text:span><text:span text:style-name="T12"> </text:span><text:span text:style-name="T12">Programmed secure nationwide UC survey system in Ruby, AWS for 500K users.</text:span></text:p>
            <text:p><text:span text:style-name="T8">∘</text:span><text:span text:style-name="T12"> </text:span><text:span text:style-name="T12">Scoped mission-critical enterprise email system for $1.5M migration to Python Django.</text:span></text:p>
            <text:p><text:span text:style-name="T8">∘</text:span><text:span text:style-name="T12"> </text:span><text:span text:style-name="T12">Teamed with BA staff to improve IT via DVCS, API, cloud services, for 50+ IT staff.</text:span></text:p>
          </draw:text-box>
        </draw:frame>
      </draw:page>
      <draw:page draw:name="page2" draw:style-name="dp1" draw:master-page-name="Default">
        <draw:frame draw:style-name="gr2" draw:layer="layout" svg:width="17.626cm" svg:height="26.326cm" svg:x="2.032cm" svg:y="1.016cm">
          <draw:text-box>
            <text:p><text:span text:style-name="T1">Joel Parker Henderson • Project Highlights</text:span></text:p>
            <text:p text:style-name="P3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7">FOR TECHNOLOGY LEADERS</text:span></text:p>
            <text:p><text:span text:style-name="T5"/></text:p>
            <text:p><text:span text:style-name="T5">Architecture Decision Record: tactics to evaluate technology</text:span></text:p>
            <text:p><text:span text:style-name="T13">∘ </text:span><text:span text:style-name="T13"><text:a xlink:href="https://github.com/joelparkerhenderson/architecture-decision-record" xlink:type="simple">https://github.com/joelparkerhenderson/architecture-decision-record</text:a></text:span></text:p>
            <text:p><text:span text:style-name="T13">∘ </text:span><text:span text:style-name="T13">Learn how leaders and experts <text:s/>make smarter choices about the best tools for the job.</text:span></text:p>
            <text:p><text:span text:style-name="T13">∘ </text:span><text:span text:style-name="T13">Compare industry-leading decision record templates, their strengths, and their steps..</text:span></text:p>
            <text:p><text:span text:style-name="T5"/></text:p>
            <text:p text:style-name="P4"><text:span text:style-name="T8">Queueing theory: an introduction for software development </text:span></text:p>
            <text:p text:style-name="P5"><text:span text:style-name="T13">∘ </text:span><text:span text:style-name="T13"><text:a xlink:href="https://github.com/joelparkerhenderson/queueing-theory" xlink:type="simple">https://github.com/joelparkerhenderson/queueing-theory</text:a></text:span></text:p>
            <text:p text:style-name="P4"><text:span text:style-name="T13">∘ </text:span><text:span text:style-name="T13">Learn about queues for services, workflows, streams,and <text:s/>distributed programming..</text:span></text:p>
            <text:p text:style-name="P4"><text:span text:style-name="T13">∘ </text:span><text:span text:style-name="T13">Understand arrival rates, utilization ratios, error percentages, lead time, and more.</text:span></text:p>
            <text:p text:style-name="P4"><text:span text:style-name="T13"/></text:p>
            <text:p><text:span text:style-name="T8">FOR SOFTWARE TEAMS</text:span></text:p>
            <text:p><text:span text:style-name="T5"/></text:p>
            <text:p><text:span text:style-name="T5">Git Alias: command line accelerators for version control</text:span></text:p>
            <text:p text:style-name="P3"><text:span text:style-name="T13">∘ </text:span><text:span text:style-name="T13"><text:a xlink:href="https://github.com/gitalias/gitalias" xlink:type="simple">https://github.com/gitalias/gitalias</text:a></text:span></text:p>
            <text:p><text:span text:style-name="T13">∘ </text:span><text:span text:style-name="T13">Hundreds of git alias configuration options to make git easier, faster, and smarter.</text:span></text:p>
            <text:p><text:span text:style-name="T13">∘ </text:span><text:span text:style-name="T13">Run commands for branches, workflows, topics, charts, churn, and optimizations.</text:span></text:p>
            <text:p><text:span text:style-name="T13"/></text:p>
            <text:p><text:span text:style-name="T8">Unicode Separated Values: data exchange standard</text:span></text:p>
            <text:p text:style-name="P4"><text:span text:style-name="T13">∘ </text:span><text:span text:style-name="T13"><text:a xlink:href="https://github.com/sixarm/usv" xlink:type="simple">https://github.com/sixarm/usv</text:a></text:span></text:p>
            <text:p text:style-name="P4"><text:span text:style-name="T13">∘ </text:span><text:span text:style-name="T13">Upgrade data files and streams beyond typical comma/tab separated values (CSV/TSV).</text:span></text:p>
            <text:p text:style-name="P4"><text:span text:style-name="T13">∘ </text:span><text:span text:style-name="T13">Handle data that contains commas, semicolons, quotes, tabs, newlines, and more.</text:span></text:p>
            <text:p><text:span text:style-name="T13"/></text:p>
            <text:p><text:span text:style-name="T8">FOR PROGRAMMERS</text:span></text:p>
            <text:p><text:span text:style-name="T8"/></text:p>
            <text:p><text:span text:style-name="T8">Assertables: Rust crate of assertion macros for testing</text:span></text:p>
            <text:p text:style-name="P3"><text:span text:style-name="T13">∘ </text:span><text:span text:style-name="T13"><text:a xlink:href="https://crates.io/crates/assertables" xlink:type="simple">https://crates.io/crates/assertables</text:a></text:span></text:p>
            <text:p><text:span text:style-name="T13">∘ </text:span><text:span text:style-name="T13">Upgrade your Rust test driven development (TDD) with smarter semantic macros.</text:span></text:p>
            <text:p text:style-name="P3"><text:span text:style-name="T13">∘ </text:span><text:span text:style-name="T13">200K+ downloads, and can test values, groups, paths, streams, functions, and more.</text:span></text:p>
            <text:p><text:span text:style-name="T13"/></text:p>
            <text:p><text:span text:style-name="T8">Unaccent: Ruby gem for string processing</text:span></text:p>
            <text:p><text:span text:style-name="T13">∘ </text:span><text:span text:style-name="T13"><text:a xlink:href="https://rubygems.org/gems/sixarm_ruby_unaccent" xlink:type="simple">https://rubygems.org/gems/sixarm_ruby_unaccent</text:a></text:span></text:p>
            <text:p><text:span text:style-name="T13">∘ </text:span><text:span text:style-name="T13">Use Ruby and Unicode to process string accented characters to unaccented equivalents.</text:span></text:p>
            <text:p><text:span text:style-name="T13">∘ </text:span><text:span text:style-name="T13">50M+ downloads, plus full compatibility with every Ruby release for 15+ years.</text:span><text:span text:style-name="T13"><text:line-break/></text:span><text:span text:style-name="T13"><text:line-break/></text:span><text:span text:style-name="T8">FOR END USERS</text:span></text:p>
            <text:p><text:span text:style-name="T8"/></text:p>
            <text:p><text:span text:style-name="T8">Bold Contacts: mobile app for users with vision/cognition/motor disabilities</text:span></text:p>
            <text:p><text:span text:style-name="T13">∘ </text:span><text:span text:style-name="T13"><text:a xlink:href="https://boldcontacts.org/" xlink:type="simple">https://boldcontacts.org</text:a></text:span></text:p>
            <text:p><text:span text:style-name="T13">∘ </text:span><text:span text:style-name="T13">Improve accessibility for patients experiencing Alzheimer’s, Parkinson’s, MS, and ALS.</text:span></text:p>
            <text:p><text:span text:style-name="T13">∘ </text:span><text:span text:style-name="T13">Target users are patients, carers, care centers, hospitals, and disability researchers.</text:span></text:p>
            <text:p><text:span text:style-name="T13"/></text:p>
            <text:p text:style-name="P3"><text:span text:style-name="T8">Num Command: number utilities for <text:s/>mathematics on POSIX</text:span></text:p>
            <text:p text:style-name="P3"><text:span text:style-name="T13">∘ </text:span><text:span text:style-name="T13"><text:a xlink:href="https://github.com/numcommand/num" xlink:type="simple">https://github.com/numcommand/num</text:a></text:span></text:p>
            <text:p text:style-name="P3"><text:span text:style-name="T13">∘ </text:span><text:span text:style-name="T13">Calculate statistics and analytics on <text:s/>the command line entirely with standard POSIX.</text:span></text:p>
            <text:p text:style-name="P3"><text:span text:style-name="T13">∘ </text:span><text:span text:style-name="T13">Do math on aggregations, deviations, moments, quartiles, kurtosis, skewness, and more.</text:span></text:p>
            <text:p text:style-name="P3"><text:span text:style-name="T13"/></text:p>
          </draw:text-box>
        </draw:frame>
      </draw:page>
      <draw:page draw:name="page3" draw:style-name="dp1" draw:master-page-name="Default">
        <draw:frame draw:style-name="gr3" draw:layer="layout" svg:width="17.526cm" svg:height="26.556cm" svg:x="2.032cm" svg:y="1.016cm">
          <draw:text-box>
            <text:p><text:span text:style-name="T1">Joel Parker Henderson • Guide Publications</text:span></text:p>
            <text:p text:style-name="P3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7">GUIDE BOOK PUBLICATIONS FOR TECHNOLOGY LEADERS &amp; PRACTITIONERS</text:span></text:p>
            <text:p><text:span text:style-name="T13"/></text:p>
            <text:p><text:span text:style-name="T8">Startup Business Guide</text:span></text:p>
            <text:p text:style-name="P3"><text:span text:style-name="T8">∘ </text:span><text:span text:style-name="T13"><text:a xlink:href="https://gumroad.com/l/startup-business-guide" xlink:type="simple">https://gumroad.com/l/startup-business-guide</text:a></text:span></text:p>
            <text:p text:style-name="P3"><text:span text:style-name="T13">∘ </text:span><text:span text:style-name="T13">Covers concepts that help with entrepreneurship, especially for new software companies.</text:span></text:p>
            <text:p><text:span text:style-name="T13">∘ </text:span><text:span text:style-name="T13">Examples are pitch decks, market/customer/product discovery, product-market fit (PMF),</text:span><text:span text:style-name="T13"><text:line-break/></text:span><text:span text:style-name="T13"> <text:s/>minimum viable product (MVP), technology sectors, company roles and responsibilities,</text:span><text:span text:style-name="T13"><text:line-break/></text:span><text:span text:style-name="T13"> <text:s/>sales and marketing, venture capital (VC) investment, legal entities, and work contracts.</text:span></text:p>
            <text:p><text:span text:style-name="T13"/></text:p>
            <text:p><text:span text:style-name="T8">Innovation Partnership Guide</text:span></text:p>
            <text:p text:style-name="P3"><text:span text:style-name="T13">∘ </text:span><text:span text:style-name="T13"><text:a xlink:href="https://gumroad.com/l/innovation-partnership-guide" xlink:type="simple">https://gumroad.com/l/innovation-partnership-guide</text:a></text:span></text:p>
            <text:p><text:span text:style-name="T8">∘ </text:span><text:span text:style-name="T13">Covers innovation creation collaborations, especially for inter-organizational programs.</text:span></text:p>
            <text:p><text:span text:style-name="T8">∘ </text:span><text:span text:style-name="T13">Examples are joint venture approaches, culture, strategic alignment, long waves, Partner</text:span><text:span text:style-name="T13"><text:line-break/></text:span><text:span text:style-name="T13"> <text:s/>Readiness Level (PRL), Partner Relationship Management (PRM), technology transfer</text:span><text:span text:style-name="T13"><text:line-break/></text:span><text:span text:style-name="T13"> <text:s/>agreements, spinoffs and spinouts, AI, and business analysis tools.</text:span></text:p>
            <text:p><text:span text:style-name="T13"/></text:p>
            <text:p><text:span text:style-name="T8">Business Lingo Guide</text:span></text:p>
            <text:p><text:span text:style-name="T8">∘ </text:span><text:span text:style-name="T13"><text:a xlink:href="https://gumroad.com/l/business-lingo-guide" xlink:type="simple">https://gumroad.com/l/business-lingo-guide</text:a></text:span></text:p>
            <text:p text:style-name="P3"><text:span text:style-name="T8">∘ </text:span><text:span text:style-name="T13">Covers popular work terminology to foster cross-cultural communication thus teamwork.</text:span></text:p>
            <text:p text:style-name="P3"><text:span text:style-name="T8">∘ </text:span><text:span text:style-name="T13">Examples are laws "Conway's Law" and “Brooks’ Law”, aphorisms "The Pareto Principle"</text:span><text:span text:style-name="T13"><text:line-break/></text:span><text:span text:style-name="T13"> <text:s/>and “Chesterton’s fence”, idioms "Boil the ocean" and "Unknown unknowns", and</text:span><text:span text:style-name="T13"><text:line-break/></text:span><text:span text:style-name="T13"> <text:s/>quotations "Execution eats strategy for lunch" and "Perfect is the enemy of good”. </text:span></text:p>
            <text:p><text:span text:style-name="T13"/></text:p>
            <text:p><text:span text:style-name="T8">Project Management Guide</text:span></text:p>
            <text:p text:style-name="P3"><text:span text:style-name="T13">∘ </text:span><text:span text:style-name="T13"><text:a xlink:href="https://gumroad.com/l/project-management-guide" xlink:type="simple">https://gumroad.com/l/project-management-guide</text:a></text:span></text:p>
            <text:p text:style-name="P3"><text:span text:style-name="T13">∘ </text:span><text:span text:style-name="T13">Covers concepts that help with leading projects, programs, and portfolios. </text:span></text:p>
            <text:p><text:span text:style-name="T13">∘ </text:span><text:span text:style-name="T13">Examples are Project Management Life Cycle (PMLC), SMART criteria, change</text:span><text:span text:style-name="T13"><text:line-break/></text:span><text:span text:style-name="T13"> <text:s/>management, Objectives and Key Results (OKRs), Key Performance Indicators (KPIs),</text:span><text:span text:style-name="T13"><text:line-break/></text:span><text:span text:style-name="T13"> <text:s/>Work Breakdown Structure (WBS), digital transformation, agile, lean, and kaizen.</text:span></text:p>
            <text:p><text:span text:style-name="T13"/></text:p>
            <text:p><text:span text:style-name="T8">UI/UX Design Guide</text:span></text:p>
            <text:p text:style-name="P3"><text:span text:style-name="T13">∘ </text:span><text:span text:style-name="T13"><text:a xlink:href="https://gumroad.com/l/ui-ux-design-guide" xlink:type="simple">https://gumroad.com/l/ui-ux-design-guide</text:a></text:span></text:p>
            <text:p text:style-name="P3"><text:span text:style-name="T13">∘ </text:span><text:span text:style-name="T13">Covers user interface (UI) design and user experience (UX) development. </text:span></text:p>
            <text:p><text:span text:style-name="T13">∘ </text:span><text:span text:style-name="T13">Examples are User-Centered Design (UCD), Information Architecture (IA), design</text:span><text:span text:style-name="T13"><text:line-break/></text:span><text:span text:style-name="T13"> <text:s/>management, task analysis, ideation, mockups, use cases, user stories, model diagrams,</text:span><text:span text:style-name="T13"><text:line-break/></text:span><text:span text:style-name="T13"> <text:s/>affordances, accessibility, internationalization/localization, UI/UX testing, and AI for UI/UX. </text:span></text:p>
            <text:p><text:span text:style-name="T13"/></text:p>
            <text:p><text:span text:style-name="T8">AI Starter Guide</text:span></text:p>
            <text:p text:style-name="P3"><text:span text:style-name="T13">∘ </text:span><text:span text:style-name="T13"><text:a xlink:href="https://gumroad.com/l/ai-starter-guide" xlink:type="simple">https://gumroad.com/l/ai-starter-guide</text:a></text:span></text:p>
            <text:p text:style-name="P3"><text:span text:style-name="T13">∘ </text:span><text:span text:style-name="T13">Covers artificial intelligence topics and machine learning approaches. </text:span></text:p>
            <text:p><text:span text:style-name="T13">∘ </text:span><text:span text:style-name="T13">Examples are AI tools for processes, AI benefits for industry sectors, AI ethics, neural</text:span><text:span text:style-name="T13"><text:line-break/></text:span><text:span text:style-name="T13"> <text:s/>networks, supervised/ unsupervised learning, ensembles, clustering, anomaly detection,</text:span><text:span text:style-name="T13"><text:line-break/></text:span><text:span text:style-name="T13"> <text:s/>dimensionality reduction, loss functions, kernel tricks, and AI/ML performance metrics.</text:span></text:p>
            <text:p><text:span text:style-name="T13"/></text:p>
            <text:p><text:span text:style-name="T8">Software Programming Guide</text:span></text:p>
            <text:p text:style-name="P3"><text:span text:style-name="T13">∘ </text:span><text:span text:style-name="T13"><text:a xlink:href="https://gumroad.com/l/software-programming-guide" xlink:type="simple">https://gumroad.com/l/software-programming-guide</text:a></text:span></text:p>
            <text:p text:style-name="P3"><text:span text:style-name="T13">∘ </text:span><text:span text:style-name="T13">Covers industry practices for software programming, development, and deployment.</text:span></text:p>
            <text:p><text:span text:style-name="T13">∘ </text:span><text:span text:style-name="T13">Examples are programming paradigms, algorithms and data structures, design patterns,</text:span><text:span text:style-name="T13"><text:line-break/></text:span><text:span text:style-name="T13"> <text:s/>database implementations, distributed ledgers, asynchronicity, concurrency, parallelism,</text:span><text:span text:style-name="T13"><text:line-break/></text:span><text:span text:style-name="T13"> <text:s/>monolith and microservice architectures, testing, version control, devops, and security.</text:span></text:p>
            <text:p><text:span text:style-name="T1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/>
      <style:paragraph-properties fo:margin-top="0cm" fo:margin-bottom="0.102cm"/>
      <style:text-properties style:font-name="Helvetica" fo:font-family="Helvetica" style:font-style-name="Regular" style:font-family-generic="swiss" style:font-pitch="variable" fo:font-size="11pt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7:24:20.762291285</dc:date>
    <meta:editing-duration>P1DT2H31M56S</meta:editing-duration>
    <meta:editing-cycles>50</meta:editing-cycles>
    <meta:generator>LibreOffice/24.8.2.1$MacOSX_AARCH64 LibreOffice_project/0f794b6e29741098670a3b95d60478a65d05ef13</meta:generator>
    <meta:print-date>2024-11-06T15:38:26.614208418</meta:print-date>
    <meta:printed-by>PDF files</meta:printed-by>
    <meta:document-statistic meta:object-count="3"/>
  </office:meta>
</office:document-meta>
</file>